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ambria" svg:font-family="Cambria" style:font-family-generic="roman" style:font-pitch="variable"/>
    <style:font-face style:name="Helvetica+2" svg:font-family="Helvetica+2" style:font-family-generic="roman" style:font-pitch="variable"/>
    <style:font-face style:name="Liberation Serif" svg:font-family="'Liberation Serif'" style:font-family-generic="roman" style:font-pitch="variable"/>
    <style:font-face style:name="Times-Roman+2" svg:font-family="Times-Roman+2" style:font-family-generic="roman" style:font-pitch="variable"/>
    <style:font-face style:name="Liberation Sans" svg:font-family="'Liberation Sans'" style:font-family-generic="swiss" style:font-pitch="variable"/>
    <style:font-face style:name="Helvetica+21" svg:font-family="Helvetica+2" style:font-family-generic="system" style:font-pitch="variable"/>
    <style:font-face style:name="Lohit Hindi" svg:font-family="'Lohit Hindi'" style:font-family-generic="system" style:font-pitch="variable"/>
    <style:font-face style:name="Times-Roman+21" svg:font-family="Times-Roman+2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estSchedule" style:family="table">
      <style:table-properties style:width="6.5in" table:align="margins" style:writing-mode="lr-tb"/>
    </style:style>
    <style:style style:name="TestSchedule.A" style:family="table-column">
      <style:table-column-properties style:column-width="2.1667in" style:rel-column-width="21845*"/>
    </style:style>
    <style:style style:name="TestSchedu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estSchedule.C1" style:family="table-cell">
      <style:table-cell-properties fo:padding="0.0382in" fo:border="0.0007in solid #000000"/>
    </style:style>
    <style:style style:name="TestSchedule.A2" style:family="table-cell">
      <style:table-cell-properties fo:padding="0.0382in" fo:border-left="0.0007in solid #000000" fo:border-right="none" fo:border-top="none" fo:border-bottom="0.0007in solid #000000"/>
    </style:style>
    <style:style style:name="TestSchedu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top="0in" fo:margin-bottom="0in" fo:line-height="100%"/>
      <style:text-properties style:font-name="Times-Roman+2" fo:font-size="10pt" style:font-size-asian="10pt" style:font-name-complex="Times-Roman+21" style:font-size-complex="10pt"/>
    </style:style>
    <style:style style:name="P2" style:family="paragraph" style:parent-style-name="Standard">
      <style:paragraph-properties fo:margin-top="0in" fo:margin-bottom="0in" fo:line-height="100%"/>
      <style:text-properties style:font-name="Helvetica+2" fo:font-size="8pt" style:font-size-asian="8pt" style:font-name-complex="Helvetica+21" style:font-size-complex="8pt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Text_20_body">
      <style:text-properties style:font-name="Times-Roman+2" fo:font-size="10pt" style:font-size-asian="10pt" style:font-name-complex="Times-Roman+21" style:font-size-complex="10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>
      <style:text-properties style:font-name="Times-Roman+2" fo:font-size="10pt" style:font-size-asian="10pt" style:font-name-complex="Times-Roman+21" style:font-size-complex="10pt"/>
    </style:style>
    <style:style style:name="P8" style:family="paragraph" style:parent-style-name="Table_20_Contents" style:list-style-name="L1"/>
    <style:style style:name="P9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Times-Roman+2" fo:font-size="10pt" style:font-size-asian="10pt" style:font-name-complex="Times-Roman+21" style:font-size-complex="10pt"/>
    </style:style>
    <style:style style:name="T2" style:family="text">
      <style:text-properties style:font-name="Times-Roman+2" style:font-name-complex="Times-Roman+21"/>
    </style:style>
    <style:style style:name="T3" style:family="text">
      <style:text-properties style:text-position="super 58%" style:font-name="Times-Roman+2" fo:font-size="10pt" style:font-size-asian="10pt" style:font-name-complex="Times-Roman+21" style:font-size-complex="10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1. <text:s/>Introduction &amp; Scope </text:h>
      <text:h text:style-name="Heading_20_2" text:outline-level="2">1.1 Introduction</text:h>
      <text:p text:style-name="P1">The goal of testing is to ensure the majority of bugs have been found and resolved before release. <text:s/>This is handled by a 4-tier approach: (1) White-box testing, (2) Black-box testing, (3) Integration Testing, and (4) UI Testing. <text:s/>The white-box testing is done often during development to ensure the business logic of the code is sound. <text:s/>Black-box testing occurs after a phase has been developed to ensure the code meets the business requirements. <text:s/>Integration testing is done in an identical environment to the production environment to ensure the new code integrates completely with the old code. <text:s/>The last tier, UI testing, ensures all user interfaces interactions match the use-cases specified in the Software Requirements Specification Document.</text:p>
      <text:h text:style-name="Heading_20_2" text:outline-level="2">1.2 Features to be tested</text:h>
      <text:p text:style-name="P1">All features of the project are subject to testing, per this test plan. <text:s/>The project currently consists of 5 phases, each introducing a new feature. <text:s/>Each feature will be tested during development (for logic testing), during integration (for integration testing), and after release (for UI testing).</text:p>
      <text:h text:style-name="Heading_20_2" text:outline-level="2"><text:span text:style-name="T2">1.3</text:span> Features not to be tested</text:h>
      <text:p text:style-name="P3"><text:span text:style-name="T1">Apache, MySQL, PHP, SearchUSA, and Symfony (including any 3</text:span><text:span text:style-name="T3">rd</text:span><text:span text:style-name="T1"> party Symfony libraries) will not be tested. <text:s/>All of these components provide a functionality layer to the application, and will be assumed as production-worthy applications.</text:span></text:p>
      <text:h text:style-name="Heading_20_1" text:outline-level="1">2. Testing Strategy</text:h>
      <text:h text:style-name="Heading_20_2" text:outline-level="2">2.1 Approach</text:h>
      <text:p text:style-name="Text_20_body">Several approaches will be used for testing. <text:s/>All tests will be conducted by someone with a significant knowledge of the system.</text:p>
      <text:p text:style-name="Text_20_body">During each development phase, a white-box approach will be used to frequently test the logic of the component being developed. <text:s/>An agile development approach will be followed where small portions of code (typically a single class) will be tested and verified before continuing development of that component.</text:p>
      <text:p text:style-name="Text_20_body">After the component has been developed, and logic verified, a black-box approach will be utilized to ensure the component has met the requirement specification. <text:s/>At this point, integration tests will be performed to verify the component integrates with the rest of the system. <text:s/>Finally, user interface tests will be performed to ensure the component matches the scenario described in the functional requirement.</text:p>
      <text:p text:style-name="Text_20_body">These combined testing approaches will ensure the highest quality software will be produced while verifying the functional requirements are still met.</text:p>
      <text:h text:style-name="Heading_20_2" text:outline-level="2">2.2 Item pass/fail criteria</text:h>
      <text:p text:style-name="P1">All testing will pass if the expected output matches the actual output.</text:p>
      <text:h text:style-name="Heading_20_1" text:outline-level="1"><text:soft-page-break/>3 Testing Tasks, Staff, and Environment</text:h>
      <text:h text:style-name="Heading_20_2" text:outline-level="2">3.1 Testing tasks</text:h>
      <text:p text:style-name="P1">To successfully conduct testing, each tester will need to have a fully functioning development environment as described in section 3.2 of this document. <text:s/>Also, a functioning test environment will need to be setup that is identical to the live environment. <text:s/>Each tester will need access to the test environment.</text:p>
      <text:h text:style-name="Heading_20_2" text:outline-level="2">3.2 Environmental needs</text:h>
      <text:p text:style-name="Text_20_body">There are two main environments required for testing: the development environment, and the testing environment.</text:p>
      <text:p text:style-name="Text_20_body">The development environment consists of any computer with the latest versions of Apache, MySQL, and PHP installed. <text:s/>In addition, the Symfony framework will be installed and configured. <text:s/>All unit testing will be conducted through Symfony's third party library PHPUnit.</text:p>
      <text:h text:style-name="Heading_20_2" text:outline-level="2">3.3 Responsibilities</text:h>
      <text:p text:style-name="P1">All developers will be responsible for each stage of testing.</text:p>
      <text:h text:style-name="Heading_20_1" text:outline-level="1">4 Schedule and Risks</text:h>
      <text:h text:style-name="Heading_20_2" text:outline-level="2">4.1 Schedule</text:h>
      <table:table table:name="TestSchedule" table:style-name="TestSchedule">
        <table:table-column table:style-name="TestSchedule.A" table:number-columns-repeated="3"/>
        <table:table-header-rows>
          <table:table-row>
            <table:table-cell table:style-name="TestSchedule.A1" office:value-type="string">
              <text:p text:style-name="Table_20_Heading">Milestone</text:p>
            </table:table-cell>
            <table:table-cell table:style-name="TestSchedule.A1" office:value-type="string">
              <text:p text:style-name="Table_20_Heading">Date</text:p>
            </table:table-cell>
            <table:table-cell table:style-name="TestSchedule.C1" office:value-type="string">
              <text:p text:style-name="Table_20_Heading">Testing Task</text:p>
            </table:table-cell>
          </table:table-row>
        </table:table-header-rows>
        <table:table-row>
          <table:table-cell table:style-name="TestSchedule.A2" office:value-type="string">
            <text:p text:style-name="P5">Hosted Website<text:span text:style-name="T4"> (Phase 1)</text:span></text:p>
          </table:table-cell>
          <table:table-cell table:style-name="TestSchedule.A2" office:value-type="string">
            <text:p text:style-name="Table_20_Contents">7/12 – 7/17</text:p>
          </table:table-cell>
          <table:table-cell table:style-name="TestSchedule.C2" office:value-type="string">
            <text:list xml:id="list628279254" text:style-name="L1">
              <text:list-item>
                <text:p text:style-name="P8">White-box Tests</text:p>
              </text:list-item>
              <text:list-item>
                <text:p text:style-name="P8">Black-box Tests</text:p>
              </text:list-item>
              <text:list-item>
                <text:p text:style-name="P8">Integration Tests</text:p>
              </text:list-item>
              <text:list-item>
                <text:p text:style-name="P8">UI Tests</text:p>
              </text:list-item>
            </text:list>
          </table:table-cell>
        </table:table-row>
        <table:table-row>
          <table:table-cell table:style-name="TestSchedule.A2" office:value-type="string">
            <text:p text:style-name="P5">Membership Feature<text:span text:style-name="T4"> (Phase 2)</text:span></text:p>
          </table:table-cell>
          <table:table-cell table:style-name="TestSchedule.A2" office:value-type="string">
            <text:p text:style-name="Table_20_Contents">7/18/ - 7/24</text:p>
          </table:table-cell>
          <table:table-cell table:style-name="TestSchedule.C2" office:value-type="string">
            <text:list xml:id="list1612184510" text:continue-numbering="true" text:style-name="L1">
              <text:list-item>
                <text:p text:style-name="P8">Black-box Tests</text:p>
              </text:list-item>
              <text:list-item>
                <text:p text:style-name="P8">Integration Tests</text:p>
              </text:list-item>
              <text:list-item>
                <text:p text:style-name="P8">UI Tests</text:p>
                <text:list>
                  <text:list-item>
                    <text:p text:style-name="P8">Security Tests</text:p>
                  </text:list-item>
                </text:list>
              </text:list-item>
            </text:list>
          </table:table-cell>
        </table:table-row>
        <table:table-row>
          <table:table-cell table:style-name="TestSchedule.A2" office:value-type="string">
            <text:p text:style-name="P5">Food Recalls<text:span text:style-name="T4"> (Phase 3)</text:span></text:p>
          </table:table-cell>
          <table:table-cell table:style-name="TestSchedule.A2" office:value-type="string">
            <text:p text:style-name="Table_20_Contents">7/25 – 7/31</text:p>
          </table:table-cell>
          <table:table-cell table:style-name="TestSchedule.C2" office:value-type="string">
            <text:list xml:id="list860306847" text:continue-numbering="true" text:style-name="L1">
              <text:list-item>
                <text:p text:style-name="P8">White-box Tests</text:p>
              </text:list-item>
              <text:list-item>
                <text:p text:style-name="P8">Black-box Tests</text:p>
              </text:list-item>
              <text:list-item>
                <text:p text:style-name="P8">Integration Tests</text:p>
              </text:list-item>
              <text:list-item>
                <text:p text:style-name="P8">UI Tests</text:p>
              </text:list-item>
            </text:list>
          </table:table-cell>
        </table:table-row>
        <table:table-row>
          <table:table-cell table:style-name="TestSchedule.A2" office:value-type="string">
            <text:p text:style-name="P5">Consumer Goods Recalls <text:span text:style-name="T4">(Phase 4)</text:span></text:p>
          </table:table-cell>
          <table:table-cell table:style-name="TestSchedule.A2" office:value-type="string">
            <text:p text:style-name="Table_20_Contents">8/1 – 8/7</text:p>
          </table:table-cell>
          <table:table-cell table:style-name="TestSchedule.C2" office:value-type="string">
            <text:list xml:id="list1157348839" text:continue-numbering="true" text:style-name="L1">
              <text:list-item>
                <text:p text:style-name="P8">White-box Tests</text:p>
              </text:list-item>
              <text:list-item>
                <text:p text:style-name="P8">Black-box Tests</text:p>
              </text:list-item>
              <text:list-item>
                <text:p text:style-name="P8">Integration Tests</text:p>
              </text:list-item>
              <text:list-item>
                <text:p text:style-name="P8">UI Tests</text:p>
              </text:list-item>
            </text:list>
          </table:table-cell>
        </table:table-row>
        <table:table-row>
          <table:table-cell table:style-name="TestSchedule.A2" office:value-type="string">
            <text:p text:style-name="P5">Phase 5 <text:span text:style-name="T4">(TBD)</text:span></text:p>
          </table:table-cell>
          <table:table-cell table:style-name="TestSchedule.A2" office:value-type="string">
            <text:p text:style-name="P6">8/8 – 8/14</text:p>
          </table:table-cell>
          <table:table-cell table:style-name="TestSchedule.C2" office:value-type="string">
            <text:p text:style-name="Table_20_Contents">TBD</text:p>
          </table:table-cell>
        </table:table-row>
      </table:table>
      <text:p text:style-name="P4"/>
      <text:p text:style-name="P2"/>
      <text:h text:style-name="Heading_20_2" text:outline-level="2"><text:soft-page-break/>4.2 Risks and contingencies</text:h>
      <text:p text:style-name="P1">All white-box tests are at the developers discretion. <text:s/>This poses the risk of too little, or no testing to be performed during development, increasing the chances of latter tests to fail, or bugs to surface after deployment. <text:s/>If this is the case, the time spent on the project will increase.</text:p>
      <text:p text:style-name="P1"/>
      <text:p text:style-name="P1">There are no security concerns for testing. <text:s/>All information is public domain, and all code open source, with the exception to user account information, which is not a concern during the testing period.</text:p>
      <text:h text:style-name="Heading_20_1" text:outline-level="1">5 Test Case Specifications</text:h>
      <text:h text:style-name="Heading_20_2" text:outline-level="2">White-box Tests</text:h>
      <text:p text:style-name="Text_20_body">Because of the agile nature of the development process, all white-box tests will be conducted during development. <text:s/>The goal is to code small and test the logic continuously during development using Symfony's PHPUnit plugin. <text:s/>All white-box tests will be included in the final report, and will include the test data, test logs, and test reports.</text:p>
      <text:h text:style-name="Heading_20_2" text:outline-level="2">Black-box Tests</text:h>
      <text:p text:style-name="Text_20_body">All black-box tests will be conducted after a development phase completion. <text:s/>These tests aim to ensure the project requirements for that phase have been met, per the Software Requirements Document.</text:p>
      <text:h text:style-name="Heading_20_3" text:outline-level="3">5.1 Test Case &lt;SearchAutoRecalls&gt;</text:h>
      <text:p text:style-name="Standard">This test case is to test the efficiency and accuracy of the recall data returned from the website.</text:p>
      <text:h text:style-name="Heading_20_4" text:outline-level="4">5.1.1 Test items</text:h>
      <text:p text:style-name="Standard">Several examples will be used to verify the website is correctly receiving, parsing, and displaying the data from SearchUSA.</text:p>
      <text:h text:style-name="Heading_20_4" text:outline-level="4">5.1.2 Input specifications</text:h>
      <text:p text:style-name="Standard">Three specific searches, three moderately specific, and three generic searches will be conducted. <text:s/>The specific searches will consist of a search knowing the specific car. <text:s/>The moderately specific searches will consist of a search knowing the year and make of the car. <text:s/>The three generic searches will consist of a search knowing the make of the car.</text:p>
      <text:h text:style-name="Heading_20_4" text:outline-level="4">5.1.3 Output specifications</text:h>
      <text:p text:style-name="Standard">The expected output is that returned from SearchUSA, in the format described in the Software Requirements Specification Document.</text:p>
      <text:h text:style-name="Heading_20_4" text:outline-level="4">5.1.4 Environmental needs</text:h>
      <text:p text:style-name="P7">None.</text:p>
      <text:h text:style-name="Heading_20_4" text:outline-level="4">5.1.5 Special procedural requirements</text:h>
      <text:p text:style-name="P1">None.</text:p>
      <text:h text:style-name="Heading_20_4" text:outline-level="4">5.1.6 Intercase dependencies</text:h>
      <text:p text:style-name="P1">None.</text:p>
      <text:h text:style-name="Heading_20_3" text:outline-level="3">5.2 Test Case &lt;MembershipFeature&gt;</text:h>
      <text:p text:style-name="Standard">The membership feature allows users to register with the website.</text:p>
      <text:h text:style-name="Heading_20_4" text:outline-level="4"><text:soft-page-break/>5.2.1 Test items</text:h>
      <text:p text:style-name="Standard">This test will verify a new registration is published to the database, and can be retrieved and authenticated against correctly.</text:p>
      <text:h text:style-name="Heading_20_4" text:outline-level="4">5.2.2 Input specifications</text:h>
      <text:p text:style-name="Standard">Sample user data.</text:p>
      <text:h text:style-name="Heading_20_4" text:outline-level="4">5.2.3 Output specifications</text:h>
      <text:p text:style-name="Standard">A cookie that authenticates the user.</text:p>
      <text:h text:style-name="Heading_20_4" text:outline-level="4">5.2.4 Environmental needs</text:h>
      <text:p text:style-name="P7">None.</text:p>
      <text:h text:style-name="Heading_20_4" text:outline-level="4">5.2.5 Special procedural requirements</text:h>
      <text:p text:style-name="P1">None.</text:p>
      <text:h text:style-name="Heading_20_4" text:outline-level="4">5.2.6 Intercase dependencies</text:h>
      <text:p text:style-name="P1">SearchAutoRecalls</text:p>
      <text:p text:style-name="P1"/>
      <text:h text:style-name="Heading_20_3" text:outline-level="3">5.3 Test Case &lt;SearchFoodRecalls&gt;</text:h>
      <text:h text:style-name="Heading_20_4" text:outline-level="4">5.3.1 Test items</text:h>
      <text:p text:style-name="Text_20_body">This feature allows users to search for recalls on food.</text:p>
      <text:h text:style-name="Heading_20_4" text:outline-level="4">5.3.2 Input specifications</text:h>
      <text:p text:style-name="Text_20_body">9 different types of food products will be picked at random.</text:p>
      <text:h text:style-name="Heading_20_4" text:outline-level="4">5.3.3 Output specifications</text:h>
      <text:p text:style-name="Standard">The expected output is that returned from SearchUSA, in the format described in the Software Requirements Specification Document.</text:p>
      <text:h text:style-name="Heading_20_4" text:outline-level="4">5.3.4 Environmental needs</text:h>
      <text:p text:style-name="Text_20_body">None.</text:p>
      <text:h text:style-name="Heading_20_4" text:outline-level="4">5.3.5 Special procedural requirements</text:h>
      <text:p text:style-name="Text_20_body">None.</text:p>
      <text:h text:style-name="Heading_20_4" text:outline-level="4">5.3.6 Intercase dependencies</text:h>
      <text:p text:style-name="Text_20_body">SeachAutoRecalls, MembershipFeature</text:p>
      <text:h text:style-name="Heading_20_3" text:outline-level="3">5.4 Test Case &lt;SearchConsumerRecalls&gt;</text:h>
      <text:h text:style-name="Heading_20_4" text:outline-level="4">5.4.1 Test items</text:h>
      <text:p text:style-name="Text_20_body">This feature allows users to search for recalls on consumer goods.</text:p>
      <text:h text:style-name="Heading_20_4" text:outline-level="4">5.4.2 Input Specifications</text:h>
      <text:p text:style-name="Text_20_body">9 different types of consumer goods products will be picked at random.</text:p>
      <text:h text:style-name="Heading_20_4" text:outline-level="4">5.4.3 Output Specifications</text:h>
      <text:p text:style-name="Standard">The expected output is that returned from SearchUSA, in the format described in the Software Requirements Specification Document.</text:p>
      <text:h text:style-name="Heading_20_4" text:outline-level="4"><text:soft-page-break/>5.4.4 Environmental needs</text:h>
      <text:p text:style-name="Text_20_body">None.</text:p>
      <text:h text:style-name="Heading_20_4" text:outline-level="4">5.4.5 Special procedural requirements</text:h>
      <text:p text:style-name="Text_20_body">None.</text:p>
      <text:h text:style-name="Heading_20_4" text:outline-level="4">5.4.6 Intercase dependencies</text:h>
      <text:p text:style-name="Text_20_body">SearchAutoRecalls, MembershipFeature, SearchFoodRecalls</text:p>
      <text:h text:style-name="Heading_20_3" text:outline-level="3">5.5 Test Case &lt;Notifier&gt;</text:h>
      <text:p text:style-name="Text_20_body">This feature will be implemented in phase 5, and only if time allows.</text:p>
      <text:h text:style-name="Heading_20_4" text:outline-level="4">5.5.1 Test Items</text:h>
      <text:p text:style-name="Text_20_body">This feature allows members of the site to be notified via email of any recall information on a product they have specified.</text:p>
      <text:h text:style-name="Heading_20_4" text:outline-level="4">5.5.2 Input Specifications</text:h>
      <text:p text:style-name="Text_20_body">Twenty-seven products will be “watched” by various dummy users. <text:s/>Fake recall information will be “detected” by the system.</text:p>
      <text:h text:style-name="Heading_20_4" text:outline-level="4">5.5.3 Output Specifications</text:h>
      <text:p text:style-name="Text_20_body">An email containing the recall information to the various email addresses of the dummy users.</text:p>
      <text:h text:style-name="Heading_20_4" text:outline-level="4">5.5.4 Environmental needs</text:h>
      <text:p text:style-name="Text_20_body">Special email addresses will need to be created. <text:s/>An SMTP server must be present on the test machine.</text:p>
      <text:h text:style-name="Heading_20_4" text:outline-level="4">5.5.5 Special procedural requirements</text:h>
      <text:p text:style-name="Text_20_body">A special data source will need to be created for this test so it appears the information is coming from a valid source. <text:s/>This will ensure the notifier is checking for information on-time, and it detects the correct information.</text:p>
      <text:h text:style-name="Heading_20_4" text:outline-level="4">5.5.6 Intercase dependencies</text:h>
      <text:p text:style-name="Text_20_body">SearchAutoRecalls, MembershipFeature, SearchFoodRecalls, SearchConsumerRecalls</text:p>
      <text:h text:style-name="Heading_20_2" text:outline-level="2">Integration Tests</text:h>
      <text:p text:style-name="Text_20_body">All integration tests will be handled by the SymfonyUnderControl plugin. <text:s/>We are currently researching this plugin to ensure it meets our QA and workflow requirements.</text:p>
      <text:h text:style-name="Heading_20_2" text:outline-level="2">UI Tests</text:h>
      <text:p text:style-name="Text_20_body">All UI tests are specified by the use-cases in the Software Requirements Specification Document. <text:s/>The tester will follow the use-case and ensure all UI displays match those specif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ambria" svg:font-family="Cambria" style:font-family-generic="roman" style:font-pitch="variable"/>
    <style:font-face style:name="Helvetica+2" svg:font-family="Helvetica+2" style:font-family-generic="roman" style:font-pitch="variable"/>
    <style:font-face style:name="Liberation Serif" svg:font-family="'Liberation Serif'" style:font-family-generic="roman" style:font-pitch="variable"/>
    <style:font-face style:name="Times-Roman+2" svg:font-family="Times-Roman+2" style:font-family-generic="roman" style:font-pitch="variable"/>
    <style:font-face style:name="Liberation Sans" svg:font-family="'Liberation Sans'" style:font-family-generic="swiss" style:font-pitch="variable"/>
    <style:font-face style:name="Helvetica+21" svg:font-family="Helvetica+2" style:font-family-generic="system" style:font-pitch="variable"/>
    <style:font-face style:name="Lohit Hindi" svg:font-family="'Lohit Hindi'" style:font-family-generic="system" style:font-pitch="variable"/>
    <style:font-face style:name="Times-Roman+21" svg:font-family="Times-Roman+2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_20_3" style:next-style-name="Text_20_body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encer Peterson</meta:initial-creator>
    <dc:creator>Daniel Buhrman</dc:creator>
    <meta:editing-cycles>10</meta:editing-cycles>
    <meta:creation-date>2009-11-16T04:20:00</meta:creation-date>
    <dc:date>2011-07-01T09:22:58</dc:date>
    <meta:editing-duration>PT2H5M44S</meta:editing-duration>
    <meta:generator>LibreOffice/3.3$Unix LibreOffice_project/330m19$Build-202</meta:generator>
    <meta:document-statistic meta:table-count="1" meta:image-count="0" meta:object-count="0" meta:page-count="5" meta:paragraph-count="135" meta:word-count="1335" meta:character-count="86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